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cceptance</text:p>
          </table:table-cell>
          <table:table-cell table:style-name="ce1" office:value-type="string" calcext:value-type="string">
            <text:p>iter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Worst-delta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EXP(-[.$B$2]/(POWER([.$B$4]; [.E2])*[.$B$3]))" office:value-type="float" office:value="0.0000453999297624849" calcext:value-type="float">
            <text:p>4.53999297624849E-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EXP(-[.$B$2]/(POWER([.$B$4]; [.E3])*[.$B$3]))" office:value-type="float" office:value="0.00215679374925475" calcext:value-type="float">
            <text:p>0.0021567937492547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a</text:p>
          </table:table-cell>
          <table:table-cell table:formula="of:=1.05" office:value-type="float" office:value="1.05" calcext:value-type="float">
            <text:p>1.05</text:p>
          </table:table-cell>
          <table:table-cell/>
          <table:table-cell table:formula="of:=EXP(-[.$B$2]/(POWER([.$B$4]; [.E4])*[.$B$3]))" office:value-type="float" office:value="0.418098900772984" calcext:value-type="float">
            <text:p>0.418098900772984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5])*[.$B$3]))" office:value-type="float" office:value="0.926774593465637" calcext:value-type="float">
            <text:p>0.926774593465637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6])*[.$B$3]))" office:value-type="float" office:value="0.999999999745698" calcext:value-type="float">
            <text:p>0.999999999745698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7])*[.$B$3]))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8])*[.$B$3]))"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EXP(-[.$B$2]/(POWER([.$B$4]; [.E9])*[.$B$3])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12"/>
          <table:table-cell office:value-type="float" office:value="2591" calcext:value-type="float">
            <text:p>2591</text:p>
          </table:table-cell>
        </table:table-row>
        <table:table-row table:style-name="ro1">
          <table:table-cell table:number-columns-repeated="12"/>
          <table:table-cell office:value-type="float" office:value="1926" calcext:value-type="float">
            <text:p>1926</text:p>
          </table:table-cell>
        </table:table-row>
        <table:table-row table:style-name="ro1">
          <table:table-cell table:number-columns-repeated="12"/>
          <table:table-cell office:value-type="float" office:value="1785" calcext:value-type="float">
            <text:p>1785</text:p>
          </table:table-cell>
        </table:table-row>
        <table:table-row table:style-name="ro1">
          <table:table-cell table:number-columns-repeated="12"/>
          <table:table-cell office:value-type="float" office:value="2496" calcext:value-type="float">
            <text:p>2496</text:p>
          </table:table-cell>
        </table:table-row>
        <table:table-row table:style-name="ro1">
          <table:table-cell table:number-columns-repeated="12"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12"/>
          <table:table-cell office:value-type="float" office:value="1214" calcext:value-type="float">
            <text:p>1214</text:p>
          </table:table-cell>
        </table:table-row>
        <table:table-row table:style-name="ro1">
          <table:table-cell table:number-columns-repeated="12"/>
          <table:table-cell office:value-type="float" office:value="1504" calcext:value-type="float">
            <text:p>1504</text:p>
          </table:table-cell>
        </table:table-row>
        <table:table-row table:style-name="ro1">
          <table:table-cell table:number-columns-repeated="12"/>
          <table:table-cell office:value-type="float" office:value="1615" calcext:value-type="float">
            <text:p>1615</text:p>
          </table:table-cell>
        </table:table-row>
        <table:table-row table:style-name="ro1">
          <table:table-cell table:number-columns-repeated="12"/>
          <table:table-cell office:value-type="float" office:value="1325" calcext:value-type="float">
            <text:p>1325</text:p>
          </table:table-cell>
        </table:table-row>
      </table:table>
      <table:table table:name="Sheet1" table:style-name="ta1">
        <table:table-column table:style-name="co1" table:number-columns-repeated="42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cceptance</text:p>
          </table:table-cell>
          <table:table-cell table:style-name="ce1" office:value-type="string" calcext:value-type="string">
            <text:p>iter</text:p>
          </table:table-cell>
          <table:table-cell table:style-name="ce1"/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5" calcext:value-type="float">
            <text:p>5</text:p>
          </table:table-cell>
          <table:table-cell table:style-name="ce7" table:formula="of:=([.T1]-[.P1])/([.T1]-[.R1])*10" office:value-type="float" office:value="10" calcext:value-type="float">
            <text:p>10.00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Mods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t-delta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EXP(-[.$B$2]/(POWER([.$B$4] [.E2])*[.$B$3]))" office:value-type="string" office:string-value="" calcext:value-type="error">
            <text:p>Err:50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203" calcext:value-type="float">
            <text:p>203</text:p>
          </table:table-cell>
          <table:table-cell table:style-name="ce7" table:formula="of:=([.T2]-[.P2])/([.T2]-[.R2])*10" office:value-type="float" office:value="10" calcext:value-type="float">
            <text:p>10.00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xMods: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</text:p>
          </table:table-cell>
          <table:table-cell table:formula="of:=[.B2]*2" office:value-type="float" office:value="200" calcext:value-type="float">
            <text:p>200</text:p>
          </table:table-cell>
          <table:table-cell/>
          <table:table-cell table:formula="of:=EXP(-[.$B$2]/(POWER([.$B$4] [.E3])*[.$B$3]))" office:value-type="string" office:string-value="" calcext:value-type="error">
            <text:p>Err:50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2425" calcext:value-type="float">
            <text:p>2425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2425" calcext:value-type="float">
            <text:p>2425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22080" calcext:value-type="float">
            <text:p>22080</text:p>
          </table:table-cell>
          <table:table-cell table:style-name="ce7" table:formula="of:=([.T3]-[.P3])/([.T3]-[.R3])*10" office:value-type="float" office:value="10" calcext:value-type="float">
            <text:p>10.00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in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axMods:</text:p>
          </table:table-cell>
          <table:table-cell office:value-type="float" office:value="22080" calcext:value-type="float">
            <text:p>22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EXP(-[.$B$2]/(POWER([.$B$4] [.E4])*[.$B$3]))" office:value-type="string" office:string-value="" calcext:value-type="error">
            <text:p>Err:509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587" calcext:value-type="float">
            <text:p>587</text:p>
          </table:table-cell>
          <table:table-cell table:style-name="ce7" table:formula="of:=([.T4]-[.P4])/([.T4]-[.R4])*10" office:value-type="float" office:value="10" calcext:value-type="float">
            <text:p>10.00</text:p>
          </table:table-cell>
          <table:table-cell table:number-columns-repeated="9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Mods: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chrono</text:p>
          </table:table-cell>
        </table:table-row>
        <table:table-row table:style-name="ro1">
          <table:table-cell table:number-columns-repeated="3"/>
          <table:table-cell table:formula="of:=EXP(-[.$B$2]/(POWER([.$B$4] [.E5])*[.$B$3]))" office:value-type="string" office:string-value="" calcext:value-type="error">
            <text:p>Err:50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299" calcext:value-type="float">
            <text:p>299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5628" calcext:value-type="float">
            <text:p>5628</text:p>
          </table:table-cell>
          <table:table-cell table:style-name="ce7" table:formula="of:=([.T5]-[.P5])/([.T5]-[.R5])*10" office:value-type="float" office:value="10" calcext:value-type="float">
            <text:p>10.00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Mods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xMods:</text:p>
          </table:table-cell>
          <table:table-cell office:value-type="float" office:value="5628" calcext:value-type="float">
            <text:p>56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EXP(-[.$B$2]/(POWER([.$B$4] [.E6])*[.$B$3]))" office:value-type="string" office:string-value="" calcext:value-type="error">
            <text:p>Err:509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9" office:value-type="float" office:value="6" calcext:value-type="float">
            <text:p>6</text:p>
          </table:table-cell>
          <table:table-cell table:style-name="ce11" office:value-type="string" calcext:value-type="string">
            <text:p>Mods:</text:p>
          </table:table-cell>
          <table:table-cell table:style-name="ce12" office:value-type="float" office:value="12799" calcext:value-type="float">
            <text:p>12799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9636" calcext:value-type="float">
            <text:p>9636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122100" calcext:value-type="float">
            <text:p>122100</text:p>
          </table:table-cell>
          <table:table-cell table:style-name="ce7" table:formula="of:=([.T6]-[.P6])/([.T6]-[.R6])*10" office:value-type="float" office:value="9.71875444586712" calcext:value-type="float">
            <text:p>9.72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04675" calcext:value-type="float">
            <text:p>104675</text:p>
          </table:table-cell>
          <table:table-cell office:value-type="string" calcext:value-type="string">
            <text:p>minMods:</text:p>
          </table:table-cell>
          <table:table-cell office:value-type="float" office:value="9636" calcext:value-type="float">
            <text:p>9636</text:p>
          </table:table-cell>
          <table:table-cell office:value-type="string" calcext:value-type="string">
            <text:p>maxMods:</text:p>
          </table:table-cell>
          <table:table-cell office:value-type="float" office:value="122100" calcext:value-type="float">
            <text:p>1221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EXP(-[.$B$2]/(POWER([.$B$4] [.E7])*[.$B$3]))" office:value-type="string" office:string-value="" calcext:value-type="error">
            <text:p>Err:509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248340" calcext:value-type="float">
            <text:p>248340</text:p>
          </table:table-cell>
          <table:table-cell table:style-name="ce7" table:formula="of:=([.T7]-[.P7])/([.T7]-[.R7])*10" office:value-type="float" office:value="10" calcext:value-type="float">
            <text:p>10.00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98757" calcext:value-type="float">
            <text:p>198757</text:p>
          </table:table-cell>
          <table:table-cell office:value-type="string" calcext:value-type="string">
            <text:p>minMod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xMods:</text:p>
          </table:table-cell>
          <table:table-cell office:value-type="float" office:value="248340" calcext:value-type="float">
            <text:p>24834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EXP(-[.$B$2]/(POWER([.$B$4] [.E8])*[.$B$3]))" office:value-type="string" office:string-value="" calcext:value-type="error">
            <text:p>Err:509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1611" calcext:value-type="float">
            <text:p>1611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1611" calcext:value-type="float">
            <text:p>1611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30000" calcext:value-type="float">
            <text:p>30000</text:p>
          </table:table-cell>
          <table:table-cell table:style-name="ce7" table:formula="of:=([.T8]-[.P8])/([.T8]-[.R8])*10" office:value-type="float" office:value="10" calcext:value-type="float">
            <text:p>10.00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minMods: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maxMods: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EXP(-[.$B$2]/(POWER([.$B$4] [.E9])*[.$B$3]))" office:value-type="string" office:string-value="" calcext:value-type="error">
            <text:p>Err:50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1" office:value-type="float" office:value="9" calcext:value-type="float">
            <text:p>9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599726" calcext:value-type="float">
            <text:p>599726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407818" calcext:value-type="float">
            <text:p>407818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638100" calcext:value-type="float">
            <text:p>638100</text:p>
          </table:table-cell>
          <table:table-cell table:style-name="ce7" table:formula="of:=([.T9]-[.P9])/([.T9]-[.R9])*10" office:value-type="float" office:value="1.66639164155253" calcext:value-type="float">
            <text:p>1.67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624637" calcext:value-type="float">
            <text:p>624637</text:p>
          </table:table-cell>
          <table:table-cell office:value-type="string" calcext:value-type="string">
            <text:p>minMods:</text:p>
          </table:table-cell>
          <table:table-cell office:value-type="float" office:value="407818" calcext:value-type="float">
            <text:p>407818</text:p>
          </table:table-cell>
          <table:table-cell office:value-type="string" calcext:value-type="string">
            <text:p>maxMods:</text:p>
          </table:table-cell>
          <table:table-cell office:value-type="float" office:value="638100" calcext:value-type="float">
            <text:p>638100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 office:value-type="float" office:value="10" calcext:value-type="float">
            <text:p>10</text:p>
          </table:table-cell>
          <table:table-cell table:style-name="ce4" office:value-type="string" calcext:value-type="string">
            <text:p>Mods:</text:p>
          </table:table-cell>
          <table:table-cell office:value-type="float" office:value="115145" calcext:value-type="float">
            <text:p>115145</text:p>
          </table:table-cell>
          <table:table-cell table:style-name="ce4" office:value-type="string" calcext:value-type="string">
            <text:p>minMods:</text:p>
          </table:table-cell>
          <table:table-cell office:value-type="float" office:value="96787" calcext:value-type="float">
            <text:p>96787</text:p>
          </table:table-cell>
          <table:table-cell table:style-name="ce4" office:value-type="string" calcext:value-type="string">
            <text:p>maxMods:</text:p>
          </table:table-cell>
          <table:table-cell office:value-type="float" office:value="124970" calcext:value-type="float">
            <text:p>124970</text:p>
          </table:table-cell>
          <table:table-cell table:style-name="ce7" table:formula="of:=([.T10]-[.P10])/([.T10]-[.R10])*10" office:value-type="float" office:value="3.48614412943973" calcext:value-type="float">
            <text:p>3.49</text:p>
          </table:table-cell>
          <table:table-cell table:number-columns-repeated="8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15043" calcext:value-type="float">
            <text:p>115043</text:p>
          </table:table-cell>
          <table:table-cell office:value-type="string" calcext:value-type="string">
            <text:p>minMods: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maxMods:</text:p>
          </table:table-cell>
          <table:table-cell office:value-type="float" office:value="124970" calcext:value-type="float">
            <text:p>124970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8" table:formula="of:=SUM([.U1:.U10])" office:value-type="float" office:value="84.8712902168594" calcext:value-type="float">
            <text:p>84.87</text:p>
          </table:table-cell>
          <table:table-cell table:number-columns-repeated="2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Mods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m&gt;=</text:p>
          </table:table-cell>
          <table:table-cell table:number-columns-repeated="1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xMods: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in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axMods:</text:p>
          </table:table-cell>
          <table:table-cell office:value-type="float" office:value="22080" calcext:value-type="float">
            <text:p>22080</text:p>
          </table:table-cell>
          <table:table-cell/>
          <table:table-cell office:value-type="string" calcext:value-type="string">
            <text:p>lucky one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Mods: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nMods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xMods:</text:p>
          </table:table-cell>
          <table:table-cell office:value-type="float" office:value="5628" calcext:value-type="float">
            <text:p>5628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04518" calcext:value-type="float">
            <text:p>104518</text:p>
          </table:table-cell>
          <table:table-cell office:value-type="string" calcext:value-type="string">
            <text:p>minMods:</text:p>
          </table:table-cell>
          <table:table-cell office:value-type="float" office:value="9636" calcext:value-type="float">
            <text:p>9636</text:p>
          </table:table-cell>
          <table:table-cell office:value-type="string" calcext:value-type="string">
            <text:p>maxMods:</text:p>
          </table:table-cell>
          <table:table-cell office:value-type="float" office:value="122100" calcext:value-type="float">
            <text:p>1221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98757" calcext:value-type="float">
            <text:p>198757</text:p>
          </table:table-cell>
          <table:table-cell office:value-type="string" calcext:value-type="string">
            <text:p>minMod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xMods:</text:p>
          </table:table-cell>
          <table:table-cell office:value-type="float" office:value="248340" calcext:value-type="float">
            <text:p>24834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minMods: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maxMods: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624637" calcext:value-type="float">
            <text:p>624637</text:p>
          </table:table-cell>
          <table:table-cell office:value-type="string" calcext:value-type="string">
            <text:p>minMods:</text:p>
          </table:table-cell>
          <table:table-cell office:value-type="float" office:value="407818" calcext:value-type="float">
            <text:p>407818</text:p>
          </table:table-cell>
          <table:table-cell office:value-type="string" calcext:value-type="string">
            <text:p>maxMods:</text:p>
          </table:table-cell>
          <table:table-cell office:value-type="float" office:value="638100" calcext:value-type="float">
            <text:p>6381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15043" calcext:value-type="float">
            <text:p>115043</text:p>
          </table:table-cell>
          <table:table-cell office:value-type="string" calcext:value-type="string">
            <text:p>minMods: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maxMods:</text:p>
          </table:table-cell>
          <table:table-cell office:value-type="float" office:value="124970" calcext:value-type="float">
            <text:p>124970</text:p>
          </table:table-cell>
          <table:table-cell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Mod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Mods: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nMods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xMods: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inMods: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maxMods:</text:p>
          </table:table-cell>
          <table:table-cell office:value-type="float" office:value="22080" calcext:value-type="float">
            <text:p>22080</text:p>
          </table:table-cell>
          <table:table-cell/>
          <table:table-cell office:value-type="string" calcext:value-type="string">
            <text:p>no sorting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Mods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xMods: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minMods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xMods:</text:p>
          </table:table-cell>
          <table:table-cell office:value-type="float" office:value="5628" calcext:value-type="float">
            <text:p>5628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14182" calcext:value-type="float">
            <text:p>114182</text:p>
          </table:table-cell>
          <table:table-cell office:value-type="string" calcext:value-type="string">
            <text:p>minMods:</text:p>
          </table:table-cell>
          <table:table-cell office:value-type="float" office:value="9636" calcext:value-type="float">
            <text:p>9636</text:p>
          </table:table-cell>
          <table:table-cell office:value-type="string" calcext:value-type="string">
            <text:p>maxMods:</text:p>
          </table:table-cell>
          <table:table-cell office:value-type="float" office:value="122100" calcext:value-type="float">
            <text:p>1221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227381" calcext:value-type="float">
            <text:p>227381</text:p>
          </table:table-cell>
          <table:table-cell office:value-type="string" calcext:value-type="string">
            <text:p>minMods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xMods:</text:p>
          </table:table-cell>
          <table:table-cell office:value-type="float" office:value="248340" calcext:value-type="float">
            <text:p>24834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minMods: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maxMods:</text:p>
          </table:table-cell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624637" calcext:value-type="float">
            <text:p>624637</text:p>
          </table:table-cell>
          <table:table-cell office:value-type="string" calcext:value-type="string">
            <text:p>minMods:</text:p>
          </table:table-cell>
          <table:table-cell office:value-type="float" office:value="407818" calcext:value-type="float">
            <text:p>407818</text:p>
          </table:table-cell>
          <table:table-cell office:value-type="string" calcext:value-type="string">
            <text:p>maxMods:</text:p>
          </table:table-cell>
          <table:table-cell office:value-type="float" office:value="638100" calcext:value-type="float">
            <text:p>638100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string" calcext:value-type="string">
            <text:p>Partially</text:p>
          </table:table-cell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Soluzione</text:p>
          </table:table-cell>
          <table:table-cell office:value-type="string" calcext:value-type="string">
            <text:p>valida:</text:p>
          </table:table-cell>
          <table:table-cell office:value-type="string" calcext:value-type="string">
            <text:p>Mods:</text:p>
          </table:table-cell>
          <table:table-cell office:value-type="float" office:value="115002" calcext:value-type="float">
            <text:p>115002</text:p>
          </table:table-cell>
          <table:table-cell office:value-type="string" calcext:value-type="string">
            <text:p>minMods: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maxMods:</text:p>
          </table:table-cell>
          <table:table-cell office:value-type="float" office:value="124970" calcext:value-type="float">
            <text:p>1249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7:49:45.0596064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5:43:52.417735599</meta:creation-date>
    <dc:date>2023-08-20T17:52:17.488769759</dc:date>
    <meta:editing-duration>P1DT18H31M44S</meta:editing-duration>
    <meta:editing-cycles>8</meta:editing-cycles>
    <meta:generator>LibreOffice/7.2.5.2$Linux_X86_64 LibreOffice_project/499f9727c189e6ef3471021d6132d4c694f357e5</meta:generator>
    <meta:document-statistic meta:table-count="2" meta:cell-count="429" meta:object-count="0"/>
  </office:meta>
</office:document-meta>
</file>